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b4eab" officeooo:paragraph-rsid="000b4eab" style:font-size-asian="20pt" style:font-size-complex="20pt"/>
    </style:style>
    <style:style style:name="P2" style:family="paragraph" style:parent-style-name="Standard">
      <style:paragraph-properties fo:text-align="start" style:justify-single-word="false"/>
      <style:text-properties fo:font-size="20pt" officeooo:rsid="000e36a9" officeooo:paragraph-rsid="000e36a9" style:font-size-asian="20pt" style:font-size-complex="20pt"/>
    </style:style>
    <style:style style:name="P3" style:family="paragraph" style:parent-style-name="Standard">
      <style:paragraph-properties fo:text-align="center" style:justify-single-word="false"/>
      <style:text-properties fo:font-size="20pt" officeooo:rsid="000f8aac" officeooo:paragraph-rsid="000f8aac" style:font-size-asian="20pt" style:font-size-complex="20pt"/>
    </style:style>
    <style:style style:name="P4" style:family="paragraph" style:parent-style-name="Standard">
      <style:paragraph-properties fo:text-align="start" style:justify-single-word="false"/>
      <style:text-properties fo:font-size="18pt" officeooo:rsid="000b4eab" officeooo:paragraph-rsid="000b4eab" style:font-size-asian="15.75pt" style:font-size-complex="18pt"/>
    </style:style>
    <style:style style:name="P5" style:family="paragraph" style:parent-style-name="Standard">
      <style:paragraph-properties fo:text-align="start" style:justify-single-word="false"/>
      <style:text-properties fo:font-size="14pt" officeooo:rsid="000b4eab" officeooo:paragraph-rsid="000b4eab" style:font-size-asian="12.25pt" style:font-size-complex="14pt"/>
    </style:style>
    <style:style style:name="P6" style:family="paragraph" style:parent-style-name="Standard">
      <style:paragraph-properties fo:text-align="start" style:justify-single-word="false"/>
      <style:text-properties fo:font-size="14pt" officeooo:rsid="000bac4a" officeooo:paragraph-rsid="000bac4a" style:font-size-asian="12.25pt" style:font-size-complex="14pt"/>
    </style:style>
    <style:style style:name="P7" style:family="paragraph" style:parent-style-name="Standard">
      <style:paragraph-properties fo:text-align="start" style:justify-single-word="false"/>
      <style:text-properties fo:font-size="14pt" officeooo:rsid="000cb43e" officeooo:paragraph-rsid="000cb43e" style:font-size-asian="12.25pt" style:font-size-complex="14pt"/>
    </style:style>
    <style:style style:name="P8" style:family="paragraph" style:parent-style-name="Standard">
      <style:paragraph-properties fo:text-align="start" style:justify-single-word="false"/>
      <style:text-properties fo:font-size="14pt" officeooo:rsid="000cfda2" officeooo:paragraph-rsid="000cfda2" style:font-size-asian="12.25pt" style:font-size-complex="14pt"/>
    </style:style>
    <style:style style:name="P9" style:family="paragraph" style:parent-style-name="Standard">
      <style:paragraph-properties fo:text-align="start" style:justify-single-word="false"/>
      <style:text-properties fo:font-size="14pt" officeooo:rsid="000e36a9" officeooo:paragraph-rsid="000e36a9" style:font-size-asian="12.25pt" style:font-size-complex="14pt"/>
    </style:style>
    <style:style style:name="P10" style:family="paragraph" style:parent-style-name="Standard">
      <style:paragraph-properties fo:text-align="start" style:justify-single-word="false"/>
      <style:text-properties fo:font-size="14pt" officeooo:rsid="000cfda2" officeooo:paragraph-rsid="000cfda2" style:font-size-asian="14pt" style:font-size-complex="14pt"/>
    </style:style>
    <style:style style:name="P11" style:family="paragraph" style:parent-style-name="Standard">
      <style:paragraph-properties fo:text-align="start" style:justify-single-word="false"/>
      <style:text-properties fo:font-size="14pt" officeooo:rsid="000b4eab" officeooo:paragraph-rsid="000b4eab" style:font-size-asian="14pt" style:font-size-complex="14pt"/>
    </style:style>
    <style:style style:name="P12" style:family="paragraph" style:parent-style-name="Standard">
      <style:paragraph-properties fo:text-align="start" style:justify-single-word="false"/>
      <style:text-properties fo:font-size="14pt" officeooo:rsid="000ee8cf" officeooo:paragraph-rsid="000ee8cf" style:font-size-asian="14pt" style:font-size-complex="14pt"/>
    </style:style>
    <style:style style:name="P13" style:family="paragraph" style:parent-style-name="Standard">
      <style:paragraph-properties fo:text-align="start" style:justify-single-word="false"/>
      <style:text-properties fo:font-size="14pt" officeooo:rsid="000f8aac" officeooo:paragraph-rsid="000f8aac" style:font-size-asian="14pt" style:font-size-complex="14pt"/>
    </style:style>
    <style:style style:name="P14" style:family="paragraph" style:parent-style-name="Standard">
      <style:paragraph-properties fo:text-align="center" style:justify-single-word="false"/>
      <style:text-properties fo:font-size="22pt" officeooo:rsid="000cb43e" officeooo:paragraph-rsid="000cb43e" style:font-size-asian="22pt" style:font-size-complex="22pt"/>
    </style:style>
    <style:style style:name="P15" style:family="paragraph" style:parent-style-name="Standard">
      <style:paragraph-properties fo:text-align="start" style:justify-single-word="false"/>
      <style:text-properties fo:font-size="22pt" officeooo:rsid="000ee8cf" officeooo:paragraph-rsid="000ee8cf" style:font-size-asian="22pt" style:font-size-complex="22pt"/>
    </style:style>
    <style:style style:name="P16" style:family="paragraph" style:parent-style-name="Standard">
      <style:paragraph-properties fo:text-align="start" style:justify-single-word="false"/>
      <style:text-properties fo:font-size="14pt" officeooo:rsid="000cb43e" officeooo:paragraph-rsid="000cb43e" style:font-size-asian="12.25pt" style:font-size-complex="14pt"/>
    </style:style>
    <style:style style:name="P17" style:family="paragraph" style:parent-style-name="Standard">
      <style:paragraph-properties fo:text-align="start" style:justify-single-word="false"/>
      <style:text-properties fo:font-size="14pt" officeooo:rsid="000cfda2" officeooo:paragraph-rsid="000cfda2" style:font-size-asian="12.25pt" style:font-size-complex="14pt"/>
    </style:style>
    <style:style style:name="T1" style:family="text">
      <style:text-properties officeooo:rsid="000bac4a"/>
    </style:style>
    <style:style style:name="T2" style:family="text">
      <style:text-properties officeooo:rsid="000cb43e"/>
    </style:style>
    <style:style style:name="T3" style:family="text">
      <style:text-properties fo:font-size="14pt" style:font-size-asian="14pt" style:font-size-complex="14pt"/>
    </style:style>
    <style:style style:name="T4" style:family="text">
      <style:text-properties officeooo:rsid="000e36a9"/>
    </style:style>
    <style:style style:name="T5" style:family="text">
      <style:text-properties officeooo:rsid="000ee8cf"/>
    </style:style>
    <style:style style:name="T6" style:family="text">
      <style:text-properties fo:font-size="20pt" style:font-size-asian="20pt" style:font-size-complex="20pt"/>
    </style:style>
    <style:style style:name="T7" style:family="text">
      <style:text-properties officeooo:rsid="000f8a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text:span text:style-name="T5">D</text:span>eveloped an reliable system, for managing users, which includes functionalities such as user account management, authentication, authorization, activity tracking, as well, as customer and invoice management. Let me provide you with a summary of what this software entails.</text:p>
      <text:p text:style-name="P11"/>
      <text:p text:style-name="P15">Technology use:</text:p>
      <text:p text:style-name="P12"><text:span text:style-name="T6">Back-End:</text:span> Java Spring Boot, Spring Data JPA, Spring Security with Json Web Token, <text:span text:style-name="T7">PostgreSQL database</text:span></text:p>
      <text:p text:style-name="P12"><text:span text:style-name="T6">Front-End:</text:span> React/Angular</text:p>
      <text:p text:style-name="P11"/>
      <text:p text:style-name="P4">Application User:</text:p>
      <text:p text:style-name="P5"/>
      <text:p text:style-name="P5">1. User new account(Unique Email address)</text:p>
      <text:p text:style-name="P5"><text:s text:c="4"/>. Account verification (verify email address)</text:p>
      <text:p text:style-name="P5"><text:s text:c="4"/>. User profile image</text:p>
      <text:p text:style-name="P5"><text:s text:c="4"/>. User details (<text:span text:style-name="T7">name,</text:span> email, position, phone, address)</text:p>
      <text:p text:style-name="P5"><text:s text:c="4"/>. Being able to update user information</text:p>
      <text:p text:style-name="P5"/>
      <text:p text:style-name="P2"><text:s/><text:span text:style-name="T3">2</text:span> <text:span text:style-name="T3">Security:</text:span></text:p>
      <text:p text:style-name="P9"><text:s text:c="4"/>.Implement proper security measures to protect sensitive user data, such as secure <text:s text:c="7"/>password storage (hashing), data encryption, and secure communication (HTTPS).</text:p>
      <text:p text:style-name="P5"><text:s text:c="3"/>.Ensure that user sessions and tokens are managed securely to prevent unauthorized access.</text:p>
      <text:p text:style-name="P5"/>
      <text:p text:style-name="P5"><text:span text:style-name="T4">3</text:span>. User reset password (without being logged in)</text:p>
      <text:p text:style-name="P5"><text:s text:c="3"/>. Send email to the user to reset their password</text:p>
      <text:p text:style-name="P5"><text:s text:c="3"/>. Password reset link should be expired within 24h</text:p>
      <text:p text:style-name="P5"/>
      <text:p text:style-name="P5"><text:span text:style-name="T4">4</text:span>. User login (Email – Password)</text:p>
      <text:p text:style-name="P5"><text:s text:c="3"/>. Token based authentication (JWT Token)</text:p>
      <text:p text:style-name="P5"><text:s text:c="3"/>. <text:span text:style-name="T1">Refresh Token seamlessly</text:span></text:p>
      <text:p text:style-name="P5"/>
      <text:p text:style-name="P6"><text:span text:style-name="T4">5</text:span>. Brute force attack mitigation (account lock mechanism)</text:p>
      <text:p text:style-name="P6"><text:s text:c="3"/>. Lock the user account within 6 failed login attempts.</text:p>
      <text:p text:style-name="P6"><text:s text:c="3"/>. User can try to logged in after 15 minutes.</text:p>
      <text:p text:style-name="P6"/>
      <text:p text:style-name="P6"><text:span text:style-name="T4">6</text:span>. Role and Permission based application access</text:p>
      <text:p text:style-name="P6"><text:s text:c="3"/>. Protect application resources using roles and permissions</text:p>
      <text:p text:style-name="P6"/>
      <text:p text:style-name="P6"><text:span text:style-name="T4">7</text:span>. Two-factor Authentication (using user phone number)</text:p>
      <text:p text:style-name="P6"><text:s text:c="3"/>. Send verification code to user phone</text:p>
      <text:p text:style-name="P6"><text:soft-page-break/></text:p>
      <text:p text:style-name="P6"><text:span text:style-name="T4">8</text:span>. Keep track user activities (login, account change, etc…)</text:p>
      <text:p text:style-name="P6"><text:s text:c="2"/>. Ability to report suspicious activities</text:p>
      <text:p text:style-name="P6"><text:s text:c="2"/>. Tracking information</text:p>
      <text:p text:style-name="P6"><text:s text:c="2"/>. IP Address</text:p>
      <text:p text:style-name="P6"><text:s text:c="2"/>. Device</text:p>
      <text:p text:style-name="P6"><text:s text:c="2"/>. Browser</text:p>
      <text:p text:style-name="P6"><text:s text:c="2"/>. Date</text:p>
      <text:p text:style-name="P6"/>
      <text:p text:style-name="P8"><text:span text:style-name="T4">9</text:span>. Reporting and Alerts:</text:p>
      <text:p text:style-name="P8"><text:s text:c="2"/>. Setup mechanisms to report and handle suspicious activities, such as unusual login <text:s text:c="6"/>attempts or changes to user accounts</text:p>
      <text:p text:style-name="P8"><text:s text:c="2"/>. Implement alerts or notifications for admin when such activities occur.</text:p>
      <text:p text:style-name="P6"/>
      <text:p text:style-name="P14">Customers:</text:p>
      <text:p text:style-name="P7">1. Customer information:</text:p>
      <text:p text:style-name="P7"><text:s text:c="4"/>. Manage customers information (name, email, address etc…)</text:p>
      <text:p text:style-name="P7"><text:s text:c="4"/>. Customer can be a person or an institution</text:p>
      <text:p text:style-name="P7"><text:s text:c="4"/>. Customer should have a status</text:p>
      <text:p text:style-name="P7"><text:s text:c="4"/>. Customer will have invoices</text:p>
      <text:p text:style-name="P7"><text:s text:c="4"/>. Print customer in spreadsheet</text:p>
      <text:p text:style-name="P7"/>
      <text:p text:style-name="P7">2. Search customers</text:p>
      <text:p text:style-name="P7"><text:s text:c="3"/>. Be able to search customers by name.</text:p>
      <text:p text:style-name="P7"><text:s text:c="3"/>. Pagination </text:p>
      <text:p text:style-name="P7"/>
      <text:p text:style-name="P7"><text:s/>Invoices:</text:p>
      <text:p text:style-name="P7"><text:s text:c="2"/>. Manage Invoices</text:p>
      <text:p text:style-name="P7"><text:s text:c="2"/>. Add invoices to customer</text:p>
      <text:p text:style-name="P7"><text:s text:c="2"/>. Print invoices for mailing</text:p>
      <text:p text:style-name="P7"><text:s text:c="2"/>. Print invoices in spreadsheet</text:p>
      <text:p text:style-name="P7"><text:s text:c="2"/>. Download invoices in PDF</text:p>
      <text:p text:style-name="P7"/>
      <text:p text:style-name="P10"><text:span text:style-name="T2">I</text:span>ntegration with Third-party Services:</text:p>
      <text:p text:style-name="P8"/>
      <text:p text:style-name="P8"><text:s text:c="2"/>. Integrate with email services for sending and reset users password links.</text:p>
      <text:p text:style-name="P8"><text:s text:c="2"/>. Integrate with SMS gateways for 2FA authentication using phone numbers.</text:p>
      <text:p text:style-name="P8"/>
      <text:p text:style-name="P8"/>
      <text:p text:style-name="P10">Testing:</text:p>
      <text:p text:style-name="P8"/>
      <text:p text:style-name="P8">Develop Unit Testing, Integration Testing, and End-to-End Testing to ensure the reliability and Security of the application</text:p>
      <text:p text:style-name="P8"/>
      <text:p text:style-name="P8"><text:soft-page-break/></text:p>
      <text:p text:style-name="P8">Keeping Track and Ensuring Smooth Operation</text:p>
      <text:p text:style-name="P8">Set up monitoring and logging tools like ELK Stack or Prometheus/Grafana to keep an eye on your application while it runs in the environment.</text:p>
      <text:p text:style-name="P8"/>
      <text:p text:style-name="P8">Implement alert systems and automated scaling if required to guarantee performance and high availability.</text:p>
      <text:p text:style-name="P8"/>
      <text:p text:style-name="P8">Regularly update both your application and Docker images as needed to stay up, to date.</text:p>
      <text:p text:style-name="P7"/>
      <text:p text:style-name="P7"/>
      <text:p text:style-name="P3">Summary:</text:p>
      <text:p text:style-name="P3"/>
      <text:p text:style-name="P13">Our system offers an reliable solution, for handling user accounts, authentication, authorization and activity tracking. Additionally it provides features for customer and invoice management. Let me give you an overview of what this software entails;</text:p>
      <text:p text:style-name="P13"/>
      <text:p text:style-name="P13">Essentially this software serves as an flexible platform for managing user registrations and accounts. It also handles user authentication ensuring that authorized individuals can access the system. With role based access control specific permissions can be assigned to user roles. To keep track of activities within the system there is an activity tracking feature in place.</text:p>
      <text:p text:style-name="P13"/>
      <text:p text:style-name="P13">Furthermore our software includes tools to effectively manage customer data and invoices. This makes it particularly beneficial for businesses seeking customer relationship management and invoicing functionalities. Our primary focus is on maintaining the security and integrity of user and customer data while providing account management capabilities along with monitoring activities, within the system.</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09:11:15.920185918</meta:creation-date>
    <meta:editing-duration>PT28S</meta:editing-duration>
    <meta:editing-cycles>2</meta:editing-cycles>
    <meta:generator>LibreOffice/7.3.7.2$Linux_X86_64 LibreOffice_project/30$Build-2</meta:generator>
    <dc:date>2023-11-06T09:11:42.890619464</dc:date>
    <meta:document-statistic meta:table-count="0" meta:image-count="0" meta:object-count="0" meta:page-count="3" meta:paragraph-count="65" meta:word-count="609" meta:character-count="4147" meta:non-whitespace-character-count="3483"/>
  </office:meta>
</office:document-meta>
</file>